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7d3" officeooo:paragraph-rsid="0005e7d3"/>
    </style:style>
    <style:style style:name="P2" style:family="paragraph" style:parent-style-name="Standard">
      <style:text-properties fo:font-weight="bold" officeooo:rsid="0005e7d3" officeooo:paragraph-rsid="0005e7d3" style:font-weight-asian="bold" style:font-weight-complex="bold"/>
    </style:style>
    <style:style style:name="P3" style:family="paragraph" style:parent-style-name="Standard">
      <style:text-properties fo:font-weight="bold" officeooo:rsid="00097386" officeooo:paragraph-rsid="00097386" style:font-weight-asian="bold" style:font-weight-complex="bold"/>
    </style:style>
    <style:style style:name="P4" style:family="paragraph" style:parent-style-name="Standard">
      <style:text-properties fo:font-weight="bold" officeooo:rsid="000f13fb" officeooo:paragraph-rsid="000f13fb" style:font-weight-asian="bold" style:font-weight-complex="bold"/>
    </style:style>
    <style:style style:name="P5" style:family="paragraph" style:parent-style-name="Standard">
      <style:text-properties fo:font-weight="bold" officeooo:rsid="000f13fb" officeooo:paragraph-rsid="0005e7d3" style:font-weight-asian="bold" style:font-weight-complex="bold"/>
    </style:style>
    <style:style style:name="P6" style:family="paragraph" style:parent-style-name="Standard">
      <style:text-properties fo:font-weight="bold" officeooo:rsid="000fff45" officeooo:paragraph-rsid="000fff45" style:font-weight-asian="bold" style:font-weight-complex="bold"/>
    </style:style>
    <style:style style:name="P7" style:family="paragraph" style:parent-style-name="Standard">
      <style:text-properties officeooo:rsid="000f13fb" officeooo:paragraph-rsid="000f13fb"/>
    </style:style>
    <style:style style:name="P8" style:family="paragraph" style:parent-style-name="Standard">
      <style:text-properties officeooo:rsid="000fff45" officeooo:paragraph-rsid="000fff45"/>
    </style:style>
    <style:style style:name="P9" style:family="paragraph" style:parent-style-name="Standard">
      <style:text-properties officeooo:rsid="000fff45" officeooo:paragraph-rsid="0015b2ad"/>
    </style:style>
    <style:style style:name="P10" style:family="paragraph" style:parent-style-name="Standard">
      <style:text-properties fo:font-weight="normal" officeooo:rsid="000fff45" officeooo:paragraph-rsid="000fff45" style:font-weight-asian="normal" style:font-weight-complex="normal"/>
    </style:style>
    <style:style style:name="P11" style:family="paragraph" style:parent-style-name="Standard">
      <style:text-properties fo:font-style="italic" officeooo:rsid="000fff45" officeooo:paragraph-rsid="000fff45" style:font-style-asian="italic" style:font-style-complex="italic"/>
    </style:style>
    <style:style style:name="P12" style:family="paragraph" style:parent-style-name="Standard">
      <style:text-properties fo:font-style="italic" officeooo:rsid="00102c27" officeooo:paragraph-rsid="00102c27" style:font-style-asian="italic" style:font-style-complex="italic"/>
    </style:style>
    <style:style style:name="P13" style:family="paragraph" style:parent-style-name="Standard">
      <style:text-properties officeooo:rsid="00102c27" officeooo:paragraph-rsid="00102c27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tyle="italic" officeooo:rsid="000fff45" officeooo:paragraph-rsid="000fff45" style:font-style-asian="italic" style:font-style-complex="italic"/>
    </style:style>
    <style:style style:name="T1" style:family="text">
      <style:text-properties officeooo:rsid="000fff4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b2ad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2c27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5b2ad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102c27"/>
    </style:style>
    <style:style style:name="T11" style:family="text">
      <style:text-properties officeooo:rsid="0010c945"/>
    </style:style>
    <style:style style:name="T12" style:family="text">
      <style:text-properties officeooo:rsid="00128abf"/>
    </style:style>
    <style:style style:name="T13" style:family="text">
      <style:text-properties officeooo:rsid="0013cd93"/>
    </style:style>
    <style:style style:name="T14" style:family="text">
      <style:text-properties officeooo:rsid="001537c8"/>
    </style:style>
    <style:style style:name="T15" style:family="text">
      <style:text-properties officeooo:rsid="0015b2ad"/>
    </style:style>
    <style:style style:name="T16" style:family="text">
      <style:text-properties officeooo:rsid="0017c077"/>
    </style:style>
    <style:style style:name="T17" style:family="text">
      <style:text-properties officeooo:rsid="001939b9"/>
    </style:style>
    <style:style style:name="T18" style:family="text">
      <style:text-properties officeooo:rsid="001c0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: <text:span text:style-name="T12">Linux and Python (and number theory)</text:span></text:p>
      <text:p text:style-name="P2"/>
      <text:p text:style-name="P4">What is Linux?</text:p>
      <text:p text:style-name="P1"/>
      <text:p text:style-name="P7">Linux is a free operating system, <text:span text:style-name="T1">similar to</text:span> Windows or Mac. <text:span text:style-name="T10">It can be installed on any computer.</text:span></text:p>
      <text:p text:style-name="P1"/>
      <text:p text:style-name="P5">What is Python?</text:p>
      <text:p text:style-name="P1"/>
      <text:p text:style-name="P7">Python is a high-level, weakly-typed object-oriented programming language. It can be used for almost anything, <text:span text:style-name="T1">and is an excellent first language to learn.</text:span></text:p>
      <text:p text:style-name="P1"/>
      <text:p text:style-name="P4">How do I edit a Python file?</text:p>
      <text:p text:style-name="P1"/>
      <text:p text:style-name="P7">The best way to edit code is using an Integrated Design Environment, like Eric. Eric has tools which make writing complicated Python code easier, including a console <text:span text:style-name="T1">at the bottom of the interface</text:span>. This lets you test, line-by-line, what a given set of Python instructions would do.</text:p>
      <text:p text:style-name="P1"/>
      <text:p text:style-name="P6">Helloworld.py</text:p>
      <text:p text:style-name="P1"/>
      <text:p text:style-name="P11">print(“Hello world!”)</text:p>
      <text:p text:style-name="P8"/>
      <text:p text:style-name="P9">is a one-line Python program which outputs “Hello world!”</text:p>
      <text:p text:style-name="P9"/>
      <text:p text:style-name="P9">If this program were saved as Helloworld.py, you could run it by typing “python Helloworld.py” into the terminal and pressing enter.</text:p>
      <text:p text:style-name="P8"/>
      <text:p text:style-name="P8">You can use &gt; or &gt;&gt; to send <text:span text:style-name="T15">outpu</text:span>t to a file instead of to the terminal. &gt; overwrites, &gt;&gt; a<text:span text:style-name="T17">ppends</text:span>.</text:p>
      <text:p text:style-name="P8"/>
      <text:p text:style-name="P6">Useful tricks for Python</text:p>
      <text:p text:style-name="P6"/>
      <text:p text:style-name="P10"><text:span text:style-name="T2">import</text:span><text:span text:style-name="T7"> </text:span><text:span text:style-name="T8">is used to load libraries, </text:span><text:span text:style-name="T7">giv</text:span><text:span text:style-name="T8">ing</text:span><text:span text:style-name="T7"> your program extra functionality.</text:span></text:p>
      <text:p text:style-name="P8"><text:span text:style-name="T3">argv</text:span><text:span text:style-name="T5"> <text:s/>(once imported via </text:span><text:span text:style-name="T4">import </text:span><text:span text:style-name="T3">sys</text:span><text:span text:style-name="T5">) can be used to take in arguments from the command line.</text:span></text:p>
      <text:p text:style-name="P8"><text:span text:style-name="T3">float</text:span><text:span text:style-name="T9">, </text:span><text:span text:style-name="T3">int </text:span><text:span text:style-name="T5">and </text:span><text:span text:style-name="T3">str </text:span><text:span text:style-name="T5">convert to </text:span><text:span text:style-name="T6">numbers, </text:span><text:span text:style-name="T5">whole numbers and strings of characters respectively.</text:span></text:p>
      <text:p text:style-name="P8"><text:span text:style-name="T2">variables</text:span> can be set by declaring that [variable name]=[value].</text:p>
      <text:p text:style-name="P8"><text:span text:style-name="T2">while loops</text:span> keep performing the actions inside them until the conditions are met.</text:p>
      <text:p text:style-name="P8"><text:span text:style-name="T2">comments</text:span> are used to explain the program to people reading through it; these <text:span text:style-name="T11">start</text:span> with <text:span text:style-name="T18">#</text:span>.</text:p>
      <text:p text:style-name="P8"/>
      <text:p text:style-name="P11">import sys #Imports <text:span text:style-name="T13">sys,</text:span> the <text:span text:style-name="T10">library containing the</text:span> argv function</text:p>
      <text:p text:style-name="P11">the_string=str(sys.argv[1]) #The string to repeat is the first argument given.</text:p>
      <text:p text:style-name="P11">target_number_of_repeats=int(sys.argv[2]) #The number of repeats is the second argument given.</text:p>
      <text:p text:style-name="P11">number_of_repeats=0 #Set this variable to zero, <text:span text:style-name="T14">as</text:span> there are no repeats at the start of program.</text:p>
      <text:p text:style-name="P11">while (number_of_repeats&lt;target_number_of_repeats):#Until the statement in the brackets is false.</text:p>
      <text:p text:style-name="P14">print (the_string) #Output the string, again. <text:span text:style-name="T18">(This section must be indented!)</text:span></text:p>
      <text:p text:style-name="P14">number_of_repeats=number_of_repeats+1 #Add 1 to the number of repeats.</text:p>
      <text:p text:style-name="P8"/>
      <text:p text:style-name="P13">if saved as <text:span text:style-name="T2">example.py</text:span>, and run with the command <text:span text:style-name="T2">python example.py albatross 3</text:span>, would output:</text:p>
      <text:p text:style-name="P13"/>
      <text:p text:style-name="P12">albatross</text:p>
      <text:p text:style-name="P12">albatross</text:p>
      <text:p text:style-name="P12">albatross</text:p>
      <text:p text:style-name="P13"/>
      <text:p text:style-name="P13"><text:span text:style-name="T2">int_one%int_two</text:span> divides <text:span text:style-name="T2">int_one</text:span> by <text:span text:style-name="T2">int_two</text:span> and gives you the remainder. Useful for interview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1-16T07:47:29.425444841</meta:creation-date>
    <dc:date>2017-06-17T16:41:50.777796500</dc:date>
    <dc:creator>U </dc:creator>
    <meta:editing-duration>PT23H27M20S</meta:editing-duration>
    <meta:editing-cycles>17</meta:editing-cycles>
    <meta:generator>LibreOffice/4.3.3.2$Linux_X86_64 LibreOffice_project/430m0$Build-2</meta:generator>
    <meta:document-statistic meta:table-count="0" meta:image-count="0" meta:object-count="0" meta:page-count="1" meta:paragraph-count="31" meta:word-count="351" meta:character-count="2262" meta:non-whitespace-character-count="1941"/>
  </office:meta>
</office:document-meta>
</file>